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quot" svg:font-family="quo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top="0in" fo:margin-bottom="0in" fo:line-height="100%"/>
      <style:text-properties style:font-name="Georgia" fo:font-size="10.5pt" style:font-size-asian="10.5pt" style:font-size-complex="10.5pt"/>
    </style:style>
    <style:style style:name="P6" style:family="paragraph" style:parent-style-name="Standard">
      <style:paragraph-properties fo:margin-top="0in" fo:margin-bottom="0in" fo:line-height="100%"/>
      <style:text-properties fo:color="#000000" style:font-name="Georgia" fo:font-size="10.5pt" style:font-size-asian="10.5pt" style:font-size-complex="10.5pt"/>
    </style:style>
    <style:style style:name="P7"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8"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9" style:family="paragraph" style:parent-style-name="No_20_Spacing" style:master-page-name="Standard">
      <style:paragraph-properties fo:text-align="center" style:justify-single-word="false" style:page-number="auto"/>
      <style:text-properties style:font-name="Georgia" fo:font-size="14pt" style:font-size-asian="14pt" style:font-name-complex="Times New Roman1" style:font-size-complex="14pt"/>
    </style:style>
    <style:style style:name="P10" style:family="paragraph" style:parent-style-name="Text_20_body">
      <style:paragraph-properties fo:margin-top="0in" fo:margin-bottom="0in" fo:line-height="100%" fo:background-color="transparent">
        <style:background-image/>
      </style:paragraph-properties>
      <style:text-properties fo:color="#000000" style:font-name="Georgia" fo:font-size="10.5pt" style:font-size-asian="10.5pt" style:font-size-complex="10.5pt"/>
    </style:style>
    <style:style style:name="P11" style:family="paragraph" style:parent-style-name="Text_20_body">
      <style:paragraph-properties fo:margin-top="0in" fo:margin-bottom="0in" fo:line-height="100%" fo:background-color="transparent">
        <style:background-image/>
      </style:paragraph-properties>
      <style:text-properties style:font-name="Georgia" fo:font-size="10.5pt" style:font-size-asian="10.5pt" style:font-size-complex="10.5pt"/>
    </style:style>
    <style:style style:name="P12" style:family="paragraph" style:parent-style-name="Text_20_body">
      <style:paragraph-properties fo:margin-top="0in" fo:margin-bottom="0in" fo:line-height="100%" fo:background-color="transparent">
        <style:background-image/>
      </style:paragraph-properties>
    </style:style>
    <style:style style:name="P13" style:family="paragraph" style:parent-style-name="Text_20_body">
      <style:paragraph-properties fo:margin-top="0in" fo:margin-bottom="0in" fo:line-height="100%" fo:background-color="transparent" fo:padding="0in" fo:border="none">
        <style:background-image/>
      </style:paragraph-properties>
      <style:text-properties fo:color="#000000" style:font-name="Georgia" fo:font-size="10.5pt" style:font-size-asian="10.5pt" style:font-size-complex="10.5pt"/>
    </style:style>
    <style:style style:name="P14" style:family="paragraph" style:parent-style-name="Text_20_body">
      <style:paragraph-properties fo:margin-top="0in" fo:margin-bottom="0in" fo:line-height="100%" fo:background-color="transparent" fo:padding="0in" fo:border="none">
        <style:background-image/>
      </style:paragraph-properties>
      <style:text-properties fo:color="#000000" style:text-line-through-style="none" style:font-name="Georgia" fo:font-size="10.5pt" style:text-underline-style="none" fo:font-weight="bold" style:text-blinking="false" fo:background-color="transparent" style:font-size-asian="10.5pt" style:font-size-complex="10.5pt"/>
    </style:style>
    <style:style style:name="P15" style:family="paragraph" style:parent-style-name="Text_20_body">
      <style:paragraph-properties fo:margin-top="0in" fo:margin-bottom="0in" fo:line-height="100%" fo:background-color="transparent" fo:padding="0in" fo:border="none">
        <style:background-image/>
      </style:paragraph-properties>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text-line-through-style="none" style:text-underline-style="none" fo:font-weight="bold" style:text-blinking="false" fo:background-color="transparent"/>
    </style:style>
    <style:style style:name="T5" style:family="text">
      <style:text-properties style:text-line-through-style="none" style:text-underline-style="none" fo:font-weight="normal" style:text-blinking="false" fo:background-color="transparent" style:font-weight-asian="normal" style:font-weight-complex="normal"/>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line-through-style="none" style:font-name="Georgia" fo:font-size="10.5pt" style:text-underline-style="none" fo:font-weight="bold" style:text-blinking="false" fo:background-color="transparent" style:font-size-asian="10.5pt" style:font-size-complex="10.5pt"/>
    </style:style>
    <style:style style:name="T10" style:family="text">
      <style:text-properties fo:color="#000000" style:text-line-through-style="none" style:font-name="Georgia" fo:font-size="10.5pt" style:text-underline-style="none" fo:font-weight="normal" style:text-blinking="false" fo:background-color="transparent" style:font-size-asian="10.5pt" style:font-weight-asian="normal" style:font-size-complex="10.5pt" style:font-weight-complex="normal"/>
    </style:style>
    <style:style style:name="T11" style:family="text">
      <style:text-properties fo:color="#000000" style:text-line-through-style="none" style:text-underline-style="none" fo:font-weight="normal" style:text-blinking="false" fo:background-color="transparent" style:font-weight-asian="normal" style:font-name-complex="Times New Roman1" style:font-weight-complex="normal"/>
    </style:style>
    <style:style style:name="T12" style:family="text">
      <style:text-properties fo:color="#000000" style:font-name="Georgia" fo:font-size="10.5pt" style:font-size-asian="10.5pt" style:font-size-complex="10.5pt"/>
    </style:style>
    <style:style style:name="T13"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4"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6" style:family="text">
      <style:text-properties fo:color="#000000" style:font-name="Georgia" fo:font-size="10.5pt" fo:font-weight="bold" style:font-size-asian="10.5pt" style:font-weight-asian="bold" style:font-size-complex="10.5pt" style:font-weight-complex="bold"/>
    </style:style>
    <style:style style:name="T17"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8"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9"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20" style:family="text">
      <style:text-properties fo:color="#000000" style:text-underline-style="solid" style:text-underline-width="auto" style:text-underline-color="font-color"/>
    </style:style>
    <style:style style:name="T21" style:family="text">
      <style:text-properties style:text-underline-style="solid" style:text-underline-width="auto" style:text-underline-color="font-color"/>
    </style:style>
    <style:style style:name="T22"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23"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4" style:family="text">
      <style:text-properties style:font-name="Georgia" fo:language="none" fo:country="none" style:font-name-asian="Georgia" style:language-asian="none" style:country-asian="none" style:font-name-complex="Georgia" style:language-complex="none" style:country-complex="none"/>
    </style:style>
    <style:style style:name="T25"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6"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27"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28"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9" style:family="text">
      <style:text-properties style:font-name="Georgia" fo:font-size="10.5pt" fo:font-weight="bold" style:font-size-asian="10.5pt" style:font-weight-asian="bold" style:font-name-complex="Times New Roman1" style:font-size-complex="10.5pt"/>
    </style:style>
    <style:style style:name="T30" style:family="text">
      <style:text-properties style:font-name="Georgia" fo:font-size="10.5pt" style:font-size-asian="10.5pt" style:font-name-complex="Times New Roman1" style:font-size-complex="10.5pt"/>
    </style:style>
    <style:style style:name="T31"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2"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membering Missing Soldiers</text:p>
      <text:p text:style-name="P1"/>
      <text:p text:style-name="P7"><text:span text:style-name="T1">Read:</text:span><text:span text:style-name="T3"> </text:span><text:span text:style-name="T11">Ephesians 6:10-12</text:span></text:p>
      <text:p text:style-name="P8"/>
      <text:p text:style-name="P4"><text:span text:style-name="T29">Text:</text:span><text:span text:style-name="T30"> </text:span><text:span text:style-name="T15">Ephesians 6:13 “Wherefore take unto you the whole armour of God, that ye may be able to withstand in the evil day, and having done all, to stand.”</text:span></text:p>
      <text:p text:style-name="P3"/>
      <text:h text:style-name="P2" text:outline-level="3"><text:span text:style-name="T1">Introduction:</text:span><text:span text:style-name="T3"> “When Johnny comes marching home again...”</text:span></text:h>
      <text:p text:style-name="P5"><text:s text:c="2"/>After a war those who fought come home (Most to a fantastic reception) but what about those who avoided going? During the Revolutionary and Civil wars they may have hidden in the mountains or went further west. During Viet-Nam they went to Canada. Many of those who avoided service never came home (the shame was too great). </text:p>
      <text:p text:style-name="P5"><text:s text:c="2"/>In the story of the Prodigal Son we see one son who stayed home and faced the harsh, hand labor while the other ran and avoided the difficult life. The older brother lost his best source of help when his brother left to have the party life.</text:p>
      <text:p text:style-name="P6"><text:span text:style-name="T4"><text:s text:c="2"/>The active army...</text:span><text:span text:style-name="T5"> As</text:span> a Christian, you are a part of the Lord’s Army.</text:p>
      <text:p text:style-name="P10">We are not fighting a physical war, but a spiritual war.</text:p>
      <text:p text:style-name="P10"><text:span text:style-name="T6">"</text:span><text:span text:style-name="T21">Does our church have any battle casualties</text:span><text:span text:style-name="T6">?" there are</text:span> four types of casualties God’s Army is experiencing right now.</text:p>
      <text:p text:style-name="P13"><text:span text:style-name="T2">I. Killed In Action</text:span><text:span text:style-name="T7"> (</text:span><text:span text:style-name="T5">Luke 8:4-15)</text:span></text:p>
      <text:p text:style-name="P13"><text:s text:c="3"/>They promised all allegiance to Jesus, His Commission and His King-dom... were taught <text:span text:style-name="T4">John 3:16</text:span>... handed out a couple of tracts... and went out against the enemy who "zapped" them at once. Their faith is utterly destroyed, WE MOURN THEIR LOSS!</text:p>
      <text:p text:style-name="P10"><text:s text:c="2"/>In the story of the Sower we learn about the seed of the gospel being <text:s/>sown. This is the meaning of the story: The seed is the gospel. The seed that fell on the hard path are those who hear the gospel, but then the devil comes and steals it away and prevents them from believing and being saved. The rocky soil are those who hear the gospel with joy. But their roots don’t go very deep. They wilt when the hot winds of testing blow. The thorny ground are those who hear and accept the gospel, but all too quickly the message is crowded out by the cares and riches and pleasure of this life. They never grow into maturity. But the good soil is the honest, people who hear God’s message, cling to it, and produce a harvest."</text:p>
      <text:p text:style-name="P13"><text:span text:style-name="T2">II. Missing In Action... Presumed Dead</text:span> <text:s/><text:span text:style-name="T5">James 1:21-25</text:span></text:p>
      <text:p text:style-name="P10"><text:s text:c="2"/>We still carry them on the roster, but they only show up for "muster" at Christmas, Easter, and Mother’s Day. If there is spiritual life in them, it is so little that it is undetectable, WE MOURN THEIR LOSS! [Read James]</text:p>
      <text:p text:style-name="P13"><text:span text:style-name="T2">III. Missing In Action... Believed Prisoner</text:span> <text:span text:style-name="T5">Hebrews 6:4-6</text:span></text:p>
      <text:p text:style-name="P10"><text:s text:c="2"/>These are those who are seen on the enemy side of the lines... not ours. We hope that they are prisoners. But they appear to identify with the enemy. They may have "deserted" or have been captured while rendered helpless. Every parent of a missing serviceman goes through the agony of not knowing if their child is dead or alive, if they are in hiding or caught, of if they have deserted and become the enemy. </text:p>
      <text:p text:style-name="P10"><text:s text:c="2"/>It makes little difference about their oath of loyalty or convictions now; the results are the same...they they are unarmed and no help in the fight; they cannot help us. AS FAR AS THE BATTLE IS CONCERNED, THEY ARE DEAD! WE MOURN THEIR LOSS.</text:p>
      <text:p text:style-name="P12"><text:span text:style-name="T12"><text:s text:c="2"/>Hebrews tells us: "</text:span><text:span text:style-name="T23">For </text:span><text:span text:style-name="T25">it is</text:span><text:span text:style-name="T23"> impossible for those who were once enlightened, and have tasted of the heavenly gift, and were made partakers of the Holy Ghost, And have tasted the good word of God, and the powers of the world to come,If they shall fall away, to renew them again unto repentance; seeing they crucify to themselves the Son of God afresh, and put </text:span><text:span text:style-name="T25">him</text:span><text:span text:style-name="T23"> to an open shame.</text:span><text:span text:style-name="T12">"</text:span></text:p>
      <text:p text:style-name="P13"><text:span text:style-name="T2">IV. Missing In Action</text:span> (II<text:span text:style-name="T5"> Timothy 4:10)</text:span></text:p>
      <text:p text:style-name="P10">A. We may not know what became of them.</text:p>
      <text:p text:style-name="P10">1. They are still on the roster.</text:p>
      <text:p text:style-name="P10">2. No one has seen them for a long time.</text:p>
      <text:p text:style-name="P10">3. There has been no report of them from the enemy.</text:p>
      <text:p text:style-name="P10">B. Has anyone from their home command gone looking for them?</text:p>
      <text:p text:style-name="P11"><text:span text:style-name="T8"><text:s text:c="2"/>They know the location of their headquarters... Church. But, they are not here! Do we delete them from the roster? Have we marked them out of our lives? </text:span><text:span text:style-name="T20">Paul had the same situation in His day</text:span><text:span text:style-name="T8"> he wrote: "</text:span><text:span text:style-name="T24">For Demas hath forsaken me, having loved this present world, and is departed unto Thessalonica; Crescens to Galatia, Titus unto Dalmatia.</text:span><text:span text:style-name="T8">"</text:span></text:p>
      <text:p text:style-name="P11"><text:span text:style-name="T8"/></text:p>
      <text:p text:style-name="P12"><text:span text:style-name="T16">Conclusion: </text:span><text:span text:style-name="T12"><text:s/>Our Commander was so concerned about one "missing in action" that He left 99 others in camp, and searched for the one ’missing’ until He found him. </text:span><text:span text:style-name="T10">Luke 15:4-7</text:span><text:span text:style-name="T9"> </text:span><text:span text:style-name="T10">“</text:span><text:span text:style-name="T14">What man of you, having an hundred sheep, if he lose one of them, doth not leave the ninety and nine in the wilderness, and go after that which is lost, until he find it? And when he hath found </text:span><text:span text:style-name="T18">it,</text:span><text:span text:style-name="T14"> he layeth </text:span><text:span text:style-name="T18">it</text:span><text:span text:style-name="T14"> on his shoulders, rejoicing. And when he cometh home, he calleth together </text:span><text:span text:style-name="T18">his</text:span><text:span text:style-name="T14"> friends and neighbours, saying unto them, Rejoice with me; for I have found my sheep which was lost. I say unto you, that likewise joy shall be in heaven over one sinner that repenteth, more than over ninety and nine just persons, which need no repentance.”</text:span></text:p>
      <text:p text:style-name="P15"><text:span text:style-name="T14"><text:s text:c="2"/></text:span><text:span text:style-name="T19">Ask yourself this question today</text:span><text:span text:style-name="T14">: Is there a missing soldier that I may go and try to bring back home? Perhaps this soldier quit before the battle even began or perhaps he stepped out in the middle of the battle. They are missing...perhaps you could help bring them back.</text:span></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quot" svg:font-family="quo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9-05-21T12:07:48.03</dc:date>
    <meta:editing-duration>PT6M59S</meta:editing-duration>
    <meta:generator>OpenOffice/4.1.3$Win32 OpenOffice.org_project/413m1$Build-9783</meta:generator>
    <meta:document-statistic meta:table-count="0" meta:image-count="0" meta:object-count="0" meta:page-count="1" meta:paragraph-count="27" meta:word-count="921" meta:character-count="50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